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 style:parent-style-name="UrbanBody">
      <style:text-properties style:font-name="Times New Roman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36112" style:font-size-asian="12pt" style:font-weight-asian="normal" style:font-size-complex="12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9"><text:span text:style-name="T11">do text</text:span></text:p><text:p text:style-name="P9"><text:span text:style-name="T11">from document(at=header, format='odt')</text:span></text:p></office:annotation>Import depuis header.odt</text:p></draw:text-box></draw:frame><text:s/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/>
      <text:p text:style-name="UrbanBody"/>
      <text:p text:style-name="P1">Agent traitant :</text:p>
      <text:p text:style-name="P7"><text:span text:style-name="T6"><text:text-input text:description="Date début d'enquête">self.getFolderManagersSignaletic()</text:text-input></text:spa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3"><office:annotation><dc:creator>sde </dc:creator><dc:date>2011-07-27T10:02:32</dc:date><text:p text:style-name="P8"><text:span text:style-name="T9">do text</text:span></text:p><text:p text:style-name="P8"><text:span text:style-name="T10">from document(at=signatures, format='odt')</text:span></text:p></office:annotation></text:span><text:span text:style-name="T3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8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UrbanBody"/>
      <text:p text:style-name="P1">Objet : <text:span text:style-name="T2"><text:text-input text:description="Permis de bâtir-Objet du permis">self.getLicenceSubject()</text:text-input></text:span></text:p>
      <text:p text:style-name="UrbanBody"/>
      <text:p text:style-name="UrbanBody"><text:span text:style-name="T1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4">Document transmis au Service Documentation pour disposition en date du </text:span><text:span text:style-name="T5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2:42.308355978</dc:date>
    <meta:editing-duration>PT8H32M15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82" meta:character-count="657" meta:non-whitespace-character-count="583"/>
  </office:meta>
</office:document-meta>
</file>